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C2F4F5B8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orte" svg:font-family="Forte" style:font-family-generic="script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orte" fo:font-size="28pt" officeooo:rsid="001a326c" officeooo:paragraph-rsid="001a326c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Forte" fo:font-size="22pt" officeooo:rsid="001a326c" officeooo:paragraph-rsid="001a326c" style:font-size-asian="19.25pt" style:font-size-complex="22pt"/>
    </style:style>
    <style:style style:name="P3" style:family="paragraph" style:parent-style-name="Standard">
      <style:paragraph-properties fo:break-before="page"/>
      <style:text-properties officeooo:rsid="001a326c" officeooo:paragraph-rsid="001a32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4. Tomcat installation on Ubuntu Server </text:p>
      <text:p text:style-name="P1"/>
      <text:p text:style-name="P1"><draw:frame draw:style-name="fr1" draw:name="Imagen1" text:anchor-type="char" svg:x="-0.822cm" svg:y="1.222cm" svg:width="18.611cm" svg:height="10.469cm" draw:z-index="0"><draw:image xlink:href="Pictures/1000000100000320000001C2F4F5B8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INDEX</text:p>
      <text:p text:style-name="P1"/>
      <text:p text:style-name="P2">1.-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orte" svg:font-family="Forte" style:font-family-generic="script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a326c" officeooo:paragraph-rsid="001a326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11</text:page-number><text:bookmark-end text:name="PageNumWizard_FOOTER_Estilo de página predeterminado1"/></text:p>
        <text:p text:style-name="MP2">EDUARDO VALERO MOLINA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3:20:24.711000000</meta:creation-date>
    <dc:date>2024-10-22T13:25:47.741000000</dc:date>
    <meta:editing-duration>PT5M23S</meta:editing-duration>
    <meta:editing-cycles>1</meta:editing-cycles>
    <meta:generator>LibreOffice/24.8.2.1$Windows_X86_64 LibreOffice_project/0f794b6e29741098670a3b95d60478a65d05ef13</meta:generator>
    <meta:document-statistic meta:table-count="0" meta:image-count="1" meta:object-count="0" meta:page-count="11" meta:paragraph-count="5" meta:word-count="13" meta:character-count="75" meta:non-whitespace-character-count="66"/>
  </office:meta>
</office:document-meta>
</file>